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316cm"/>
    </style:style>
    <style:style style:name="Tabella2.H" style:family="table-column">
      <style:table-column-properties style:column-width="0.995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shadow="none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1.5pt ridge #b2b2b2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none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B4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5b115" style:font-size-asian="7pt" style:font-weight-asian="normal" style:font-size-complex="7pt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6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7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7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745e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745ec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745e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42b5f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745ec" style:font-size-asian="7pt" style:font-weight-asian="normal" style:font-size-complex="7pt" style:font-weight-complex="normal"/>
    </style:style>
    <style:style style:name="P1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officeooo:rsid="00481ece" fo:background-color="transparent" loext:char-shading-value="0" style:font-name-asian="Times New Roman" style:font-style-asian="normal" style:font-name-complex="Calibri" style:language-complex="ar" style:country-complex="SA" style:font-style-complex="normal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1" style:family="text">
      <style:text-properties fo:color="#000000" fo:letter-spacing="0.007cm" fo:language="it" fo:country="IT" style:text-underline-style="none" officeooo:rsid="00481ece" style:font-name-complex="Calibri"/>
    </style:style>
    <style:style style:name="T32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5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6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3" style:family="text">
      <style:text-properties officeooo:rsid="013aad73"/>
    </style:style>
    <style:style style:name="T4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431666" style:font-weight-asian="bold" style:font-weight-complex="bold"/>
    </style:style>
    <style:style style:name="T4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background-color="transparent" loext:char-shading-value="0"/>
    </style:style>
    <style:style style:name="T5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1" style:family="text">
      <style:text-properties officeooo:rsid="0093c4ce" fo:background-color="transparent" loext:char-shading-value="0"/>
    </style:style>
    <style:style style:name="T52" style:family="text">
      <style:text-properties officeooo:rsid="0090aa57"/>
    </style:style>
    <style:style style:name="T53" style:family="text">
      <style:text-properties fo:font-style="normal" fo:background-color="transparent" loext:char-shading-value="0" style:font-style-asian="normal" style:font-style-complex="normal"/>
    </style:style>
    <style:style style:name="T54" style:family="text">
      <style:text-properties officeooo:rsid="01889bc9"/>
    </style:style>
    <style:style style:name="T55" style:family="text">
      <style:text-properties officeooo:rsid="01833024"/>
    </style:style>
    <style:style style:name="T56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7" style:family="text">
      <style:text-properties officeooo:rsid="006849b6"/>
    </style:style>
    <style:style style:name="T58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8"><text:placeholder text:placeholder-type="text">&lt;translate(u'q.ty')&gt;</text:placeholder></text:p>
            </table:table-cell>
            <table:table-cell table:style-name="Tabella2.A1" office:value-type="string">
              <text:p text:style-name="P12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0"/>
            </table:table-cell>
            <table:table-cell table:style-name="Tabella2.A1" office:value-type="string">
              <text:p text:style-name="P129"><text:placeholder text:placeholder-type="text">&lt;translate(u'VAT')&gt;</text:placeholder></text:p>
            </table:table-cell>
            <table:table-cell table:style-name="Tabella2.A1" office:value-type="string">
              <text:p text:style-name="P12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11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11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114"><text:placeholder text:placeholder-type="text">&lt;ddt['description'] or ''&gt;</text:placeholder>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11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11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7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8"><text:bookmark-start text:name="__DdeLink__5188_1813818322"/><text:span text:style-name="Strong_20_Emphasis"><text:span text:style-name="T69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39"><text:placeholder text:placeholder-type="text">&lt;line.name.replace('(NO DESC)', '')&gt;</text:placeholder></text:p>
            <text:p text:style-name="P101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101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101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101"><text:span text:style-name="Strong_20_Emphasis"><text:span text:style-name="T67"><text:placeholder text:placeholder-type="text">&lt;/if&gt;</text:placeholder></text:span></text:span></text:p>
            <text:p text:style-name="P107"><text:bookmark-start text:name="__DdeLink__1306_110173853911"/><text:span text:style-name="Strong_20_Emphasis"><text:span text:style-name="T68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76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77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36"><text:placeholder text:placeholder-type="text">&lt;if test="line.quantity != 0.00"&gt;</text:placeholder></text:p>
            <text:p text:style-name="P136"><text:span text:style-name="Strong_20_Emphasis"><text:span text:style-name="T66"><text:placeholder text:placeholder-type="text">&lt;if test="not o.print_hide_uom"&gt;</text:placeholder></text:span></text:span><text:span text:style-name="T70"><text:placeholder text:placeholder-type="text">&lt;line.uos_id and line.uos_id.name or ''&gt;</text:placeholder></text:span><text:placeholder text:placeholder-type="text">&lt;/if&gt;</text:placeholder></text:p>
            <text:p text:style-name="P140"><text:placeholder text:placeholder-type="text">&lt;formatLang(line.quantity or 0.00)&gt;</text:placeholder><text:soft-page-break/></text:p>
            <text:p text:style-name="P135"><text:placeholder text:placeholder-type="text">&lt;/if&gt;</text:placeholder></text:p>
          </table:table-cell>
          <table:table-cell table:style-name="Tabella2.F8" office:value-type="string">
            <text:p text:style-name="P170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1"><text:placeholder text:placeholder-type="text">&lt;/if&gt;</text:placeholder></text:p>
            <text:p text:style-name="P171"><text:placeholder text:placeholder-type="text">&lt;if test="line.quantity != 0.00 and o.print_net_price"&gt;</text:placeholder></text:p>
            <text:p text:style-name="P160"><text:placeholder text:placeholder-type="text">&lt;formatLang(line.price_subtotal / line.quantity)&gt;</text:placeholder></text:p>
            <text:p text:style-name="P171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09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-</text:span></text:span><text:span text:style-name="Strong_20_Emphasis"><text:span text:style-name="T63"><text:placeholder text:placeholder-type="text">&lt;formatLang(line.discount, digits=0)&gt;</text:placeholder></text:span></text:span><text:span text:style-name="Strong_20_Emphasis"><text:span text:style-name="T62">%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8" office:value-type="string">
            <text:p text:style-name="P164"><text:span text:style-name="T5"><text:placeholder text:placeholder-type="text">&lt;if test="line.invoice_line_tax_id"&gt;</text:placeholder></text:span><text:span text:style-name="T58"><text:placeholder text:placeholder-type="text">&lt;formatLang(line.invoice_line_tax_id[0].amount *100, digits=1)&gt;</text:placeholder></text:span><text:soft-page-break/>%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73"><text:placeholder text:placeholder-type="text">&lt;if test="line.price_subtotal != 0.00"&gt;</text:placeholder></text:p>
            <text:p text:style-name="P160"><text:placeholder text:placeholder-type="text">&lt;formatLang(line.price_subtotal)&gt;</text:placeholder></text:p>
            <text:p text:style-name="P15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9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37"><text:placeholder text:placeholder-type="text">&lt;line.name&gt;</text:placeholder></text:p>
            <text:p text:style-name="P100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100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100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100"><text:span text:style-name="Strong_20_Emphasis"><text:span text:style-name="T67"><text:placeholder text:placeholder-type="text">&lt;/if&gt;</text:placeholder></text:span></text:span></text:p>
            <text:p text:style-name="P106"><text:bookmark-start text:name="__DdeLink__1306_11017385391"/><text:span text:style-name="Strong_20_Emphasis"><text:span text:style-name="T67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6"><text:placeholder text:placeholder-type="text">&lt;if test="line.quantity != 0.00"&gt;</text:placeholder></text:p>
            <text:p text:style-name="P136"><text:span text:style-name="Strong_20_Emphasis"><text:span text:style-name="T66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38"><text:placeholder text:placeholder-type="text">&lt;line.quantity or 0.00&gt;</text:placeholder></text:p>
            <text:p text:style-name="P135"><text:placeholder text:placeholder-type="text">&lt;/if&gt;</text:placeholder></text:p>
          </table:table-cell>
          <table:table-cell table:style-name="Tabella2.F11" office:value-type="string">
            <text:p text:style-name="P172"><text:placeholder text:placeholder-type="text">&lt;if test="line.quantity != 0.00 and not o.print_net_price"&gt;</text:placeholder></text:p>
            <text:p text:style-name="P167"><text:placeholder text:placeholder-type="text">&lt;formatLang(line.price_unit, digits=2)&gt;</text:placeholder></text:p>
            <text:p text:style-name="P172"><text:placeholder text:placeholder-type="text">&lt;/if&gt;</text:placeholder></text:p>
            <text:p text:style-name="P172"><text:placeholder text:placeholder-type="text">&lt;if test="line.quantity != 0.00 and o.print_net_price"&gt;</text:placeholder></text:p>
            <text:p text:style-name="P167"><text:placeholder text:placeholder-type="text">&lt;formatLang(line.price_subtotal / line.quantity, digits=2)&gt;</text:placeholder></text:p>
            <text:p text:style-name="P172"><text:placeholder text:placeholder-type="text">&lt;/if&gt;</text:placeholder></text:p>
          </table:table-cell>
          <table:table-cell table:style-name="Tabella2.G11" office:value-type="string">
            <text:p text:style-name="P108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-</text:span></text:span><text:span text:style-name="Strong_20_Emphasis"><text:span text:style-name="T61"><text:placeholder text:placeholder-type="text">&lt;formatLang(line.discount,digits=0)&gt;</text:placeholder></text:span></text:span><text:span text:style-name="Strong_20_Emphasis"><text:span text:style-name="T61">%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1" office:value-type="string">
            <text:p text:style-name="P163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%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72"><text:placeholder text:placeholder-type="text">&lt;if test="line.price_subtotal != 0.00"&gt;</text:placeholder></text:p>
            <text:p text:style-name="P166"><text:placeholder text:placeholder-type="text">&lt;formatLang(line.price_subtotal)&gt;</text:placeholder></text:p>
            <text:p text:style-name="P170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9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9" office:value-type="string">
            <text:p text:style-name="P1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9" office:value-type="string">
            <text:p text:style-name="P1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3"><text:placeholder text:placeholder-type="text">&lt;o.comment or ''&gt;</text:placeholder></text:p>
      <text:p text:style-name="P169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7"><text:span text:style-name="T31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<text:placeholder text:placeholder-type="text">&lt;get_label(o.payment_term, 'name')&gt;</text:placeholder></text:p>
          </table:table-cell>
          <table:table-cell table:style-name="Table3.B2" table:number-rows-spanned="3" office:value-type="string">
            <text:p text:style-name="P132"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      <text:p text:style-name="P189"><text:placeholder text:placeholder-type="text">&lt;for each="line in invoice_move_lines(o.move_id)"&gt;</text:placeholder></text:p>
            <text:p text:style-name="P189"><text:span text:style-name="T29"><text:placeholder text:placeholder-type="text">&lt;setLang('it_IT')&gt;</text:placeholder></text:span></text:p>
            <text:p text:style-name="P188"><text:span text:style-name="T53"><text:placeholder text:placeholder-type="text">&lt;formatLang(line.date_maturity,date=True) or ''&gt;</text:placeholder></text:span><text:span text:style-name="T53"> </text:span><text:span text:style-name="T15"><text:placeholder text:placeholder-type="text">&lt;setLang(o.partner_id.lang or  'it_IT')&gt;</text:placeholder></text:span><text:span text:style-name="T15"> </text:span><text:span text:style-name="T53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      <text:p text:style-name="P185"><text:placeholder text:placeholder-type="text">&lt;/for&gt;</text:placeholder></text:p>
            <text:p text:style-name="P180"><text:placeholder text:placeholder-type="text">&lt;if test="o.type == 'out_invoice' "&gt;</text:placeholder></text:p>
            <text:p text:style-name="P180"><text:placeholder text:placeholder-type="text">&lt;if test="o.state == 'proforma2'"&gt;</text:placeholder><text:span text:style-name="T29"><text:placeholder text:placeholder-type="text">&lt;setLang('it_IT')&gt;</text:placeholder></text:span></text:p>
            <text:p text:style-name="P183"><text:placeholder text:placeholder-type="text">&lt;formatLang(o.date_due, date=True) or ''&gt;</text:placeholder></text:p>
            <text:p text:style-name="P181"><text:span text:style-name="T30"><text:placeholder text:placeholder-type="text">&lt;setLang(o.partner_id.lang or  'it_IT')&gt;</text:placeholder></text:span><text:placeholder text:placeholder-type="text">&lt;/if&gt;</text:placeholder></text:p>
            <text:p text:style-name="P178"><text:span text:style-name="T29"><text:placeholder text:placeholder-type="text">&lt;/if&gt;</text:placeholder></text:span></text:p>
          </table:table-cell>
        </table:table-row>
        <table:table-row table:style-name="Table3.1">
          <table:table-cell table:style-name="Table3.A3" office:value-type="string">
            <text:p text:style-name="P99"><text:placeholder text:placeholder-type="text">&lt;o.payment_term and o.payment_term.note or o.payment_term and o.payment_term.name or ''&gt;</text:placeholder></text:p>
            <text:p text:style-name="P69"><text:placeholder text:placeholder-type="text">&lt;for each="bank in get_bank()"&gt;</text:placeholder></text:p>
            <text:p text:style-name="P99"><text:span text:style-name="T32"><text:placeholder text:placeholder-type="text">&lt;get_label(o.company_id.bank_ids, 'name')&gt;</text:placeholder></text:span><text:span text:style-name="T32">: </text:span><text:span text:style-name="T33"><text:placeholder text:placeholder-type="text">&lt;bank.bank_name&gt;</text:placeholder></text:span></text:p>
            <text:p text:style-name="P99"><text:span text:style-name="T33">IBAN </text:span><text:span text:style-name="T33"><text:placeholder text:placeholder-type="text">&lt;bank.iban&gt;</text:placeholder></text:span><text:span text:style-name="T33"> - </text:span><text:span text:style-name="T34">BIC/SWIFT </text:span><text:span text:style-name="T35"><text:placeholder text:placeholder-type="text">&lt;bank.bank_bic&gt;</text:placeholder></text:span></text:p>
            <text:p text:style-name="P103"><text:placeholder text:placeholder-type="text">&lt;/for&gt;</text:placeholder></text:p>
          </table:table-cell>
          <table:covered-table-cell/>
        </table:table-row>
        <table:table-row table:style-name="Table3.1">
          <table:table-cell table:style-name="Table3.A4" office:value-type="string">
            <text:p text:style-name="P69"><text:placeholder text:placeholder-type="text">&lt;if test="check_installed_module('l10n_it_ricevute_bancarie_ext')"&gt;</text:placeholder></text:p>
            <text:p text:style-name="P69"><text:placeholder text:placeholder-type="text">&lt;for each="bank in get_bank_riba()"&gt;</text:placeholder></text:p>
            <text:p text:style-name="P99"><text:span text:style-name="T54">Appoggio RI.BA.: </text:span><text:span text:style-name="T54"><text:placeholder text:placeholder-type="text">&lt;bank.name or '' &gt;</text:placeholder></text:span><text:span text:style-name="T54"> - ABI: </text:span><text:placeholder text:placeholder-type="text">&lt;bank.abi or ''&gt;</text:placeholder> <text:span text:style-name="T55">CAB: </text:span><text:placeholder text:placeholder-type="text">&lt;bank.cab or ''&gt;</text:placeholder></text:p>
            <text:p text:style-name="P105"><text:placeholder text:placeholder-type="text">&lt;/for&gt;</text:placeholder></text:p>
            <text:p text:style-name="P69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3"><text:placeholder text:placeholder-type="text">&lt;/if&gt;</text:placeholder></text:p>
          </table:table-cell>
          <table:covered-table-cell/>
        </table:table-row>
      </table:table>
      <text:p text:style-name="P69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44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46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75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75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59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2"><text:span text:style-name="T56"><text:placeholder text:placeholder-type="text">&lt;o.fiscal_position.note or ''&gt;</text:placeholder>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7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48"><text:span text:style-name="T57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4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4"><text:bookmark-start text:name="__DdeLink__5820_11650899532"/><text:placeholder text:placeholder-type="text">&lt;if test="invoice_weight()"&gt;</text:placeholder><text:bookmark-end text:name="__DdeLink__5820_11650899532"/></text:p>
            <text:p text:style-name="P83"><text:placeholder text:placeholder-type="text">&lt;get_label(o,'volume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net_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B11" table:number-columns-spanned="2" office:value-type="string">
            <text:p text:style-name="P74"><text:placeholder text:placeholder-type="text">&lt;if test="o.parcels&gt;0"&gt;</text:placeholder></text:p>
            <text:p text:style-name="P83"><text:placeholder text:placeholder-type="text">&lt;get_label(o,'parcels').lower()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9"/>
          </table:table-cell>
          <table:table-cell table:style-name="Table1.B11" office:value-type="string">
            <text:p text:style-name="P7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3"><text:placeholder text:placeholder-type="text">&lt;translate(u'goods amount'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L11" office:value-type="string">
            <text:p text:style-name="P83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volume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net_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B12" table:number-columns-spanned="2" office:value-type="string">
            <text:p text:style-name="P74"><text:placeholder text:placeholder-type="text">&lt;if test="o.parcels&gt;0"&gt;</text:placeholder></text:p>
            <text:p text:style-name="P57"><text:placeholder text:placeholder-type="text">&lt;o.parcels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74"><text:placeholder text:placeholder-type="text">&lt;if test="check_installed_module('delivery_invoice_report')"&gt;</text:placeholder></text:p>
            <text:p text:style-name="P83"><text:placeholder text:placeholder-type="text">&lt;formatLang(get_total_goods(o.invoice_line), monetary=True, currency_obj=o.currency_id)&gt;</text:placeholder></text:p>
            <text:p text:style-name="P7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L12" office:value-type="string">
            <text:p text:style-name="P51"><text:span text:style-name="T38"><text:placeholder text:placeholder-type="text">&lt;if test="get_total_discount(o.invoice_line) &lt;&gt; 0.0 and not o.print_net_price"&gt;</text:placeholder></text:span><text:bookmark-start text:name="__DdeLink__12468_16642626912"/><text:span text:style-name="T42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translate(u'transport amount')&gt;</text:placeholder></text:p>
            <text:p text:style-name="P7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3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83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9"><text:span text:style-name="T46">Imponibile</text:span><text:span text:style-name="T18"><text:placeholder text:placeholder-type="text">&lt;if test="o.partner_id.lang != 'it_IT'"&gt;</text:placeholder></text:span><text:span text:style-name="T29"> / <text:s/></text:span><text:span text:style-name="T45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46"/>
          </table:table-cell>
          <table:table-cell table:style-name="Table1.B12" office:value-type="string">
            <text:p text:style-name="P49"><text:span text:style-name="T46">Imposta</text:span><text:span text:style-name="T18"><text:placeholder text:placeholder-type="text">&lt;if test="o.partner_id.lang != 'it_IT'"&gt;</text:placeholder></text:span><text:span text:style-name="T29"> / </text:span><text:span text:style-name="T45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46"/>
          </table:table-cell>
          <table:table-cell table:style-name="Table1.L12" office:value-type="string">
            <text:p text:style-name="P146"><text:span text:style-name="T27">Totale</text:span><text:span text:style-name="T17"><text:placeholder text:placeholder-type="text">&lt;if test="o.partner_id.lang != 'it_IT'"&gt;</text:placeholder></text:span><text:span text:style-name="T28"> / </text:span><text:span text:style-name="T45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formatLang(get_total_transport(o.invoice_line), monetary=True, currency_obj=o.currency_id)&gt;</text:placeholder></text:p>
            <text:p text:style-name="P74"><text:bookmark text:name="__DdeLink__2249_5486467612"/><text:placeholder text:placeholder-type="text">&lt;/if&gt;</text:placeholder></text:p>
            <text:p text:style-name="P74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3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83"/>
          </table:table-cell>
          <table:table-cell table:style-name="Table1.B14" office:value-type="string">
            <text:p text:style-name="P83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3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0"/>
          </table:table-cell>
          <table:table-cell table:style-name="Table1.B14" office:value-type="string">
            <text:p text:style-name="P53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0"/>
          </table:table-cell>
          <table:table-cell table:style-name="Table1.L14" office:value-type="string">
            <text:p text:style-name="P150"><text:span text:style-name="T48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6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0" style:family="paragraph" style:parent-style-name="Standard">
      <style:text-properties fo:font-size="4pt" style:font-size-asian="3.5pt" style:font-size-complex="4pt"/>
    </style:style>
    <style:style style:name="MP8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5" style:family="paragraph" style:parent-style-name="Standard">
      <style:text-properties fo:font-size="2pt" style:font-size-asian="1.75pt" style:font-size-complex="2pt"/>
    </style:style>
    <style:style style:name="M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9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9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9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9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0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105" style:family="paragraph" style:parent-style-name="Standard">
      <style:paragraph-properties fo:text-align="end" style:justify-single-word="false"/>
      <style:text-properties officeooo:paragraph-rsid="01b508df"/>
    </style:style>
    <style:style style:name="MP106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2" style:family="text">
      <style:text-properties fo:font-style="normal" fo:background-color="transparent" loext:char-shading-value="0" style:font-style-asian="normal" style:font-style-complex="normal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9" style:family="text">
      <style:text-properties officeooo:rsid="01889bc9"/>
    </style:style>
    <style:style style:name="MT40" style:family="text">
      <style:text-properties officeooo:rsid="01833024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T42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4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4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5" style:family="text">
      <style:text-properties officeooo:rsid="006849b6"/>
    </style:style>
    <style:style style:name="MT46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50" style:family="text">
      <style:text-properties fo:font-weight="bold" officeooo:rsid="01431666" style:font-weight-asian="bold" style:font-weight-complex="bold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43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44"><text:placeholder text:placeholder-type="text">&lt;for each="line in invoice_move_lines(o.move_id)"&gt;</text:placeholder></text:p>
              <text:p text:style-name="MP44"><text:span text:style-name="MT31"><text:placeholder text:placeholder-type="text">&lt;setLang('it_IT')&gt;</text:placeholder></text:span></text:p>
              <text:p text:style-name="MP45"><text:span text:style-name="MT32"><text:placeholder text:placeholder-type="text">&lt;formatLang(line.date_maturity,date=True) or ''&gt;</text:placeholder></text:span><text:span text:style-name="MT32"> </text:span><text:span text:style-name="MT33"><text:placeholder text:placeholder-type="text">&lt;setLang(o.partner_id.lang or  'it_IT')&gt;</text:placeholder></text:span><text:span text:style-name="MT33"> </text:span><text:span text:style-name="MT32"><text:placeholder text:placeholder-type="text">&lt;formatLang(line.debit,monetary=True,currency_obj=o.currency_id) or ''&gt;</text:placeholder></text:span><text:span text:style-name="MT33"><text:placeholder text:placeholder-type="text">&lt;setLang('it_IT')&gt;</text:placeholder></text:span></text:p>
              <text:p text:style-name="MP46"><text:placeholder text:placeholder-type="text">&lt;/for&gt;</text:placeholder></text:p>
              <text:p text:style-name="MP47"><text:placeholder text:placeholder-type="text">&lt;if test="o.type == 'out_invoice' "&gt;</text:placeholder></text:p>
              <text:p text:style-name="MP47"><text:placeholder text:placeholder-type="text">&lt;if test="o.state == 'proforma2'"&gt;</text:placeholder><text:span text:style-name="MT31"><text:placeholder text:placeholder-type="text">&lt;setLang('it_IT')&gt;</text:placeholder></text:span></text:p>
              <text:p text:style-name="MP48"><text:placeholder text:placeholder-type="text">&lt;formatLang(o.date_due, date=True) or ''&gt;</text:placeholder></text:p>
              <text:p text:style-name="MP49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5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1"><text:placeholder text:placeholder-type="text">&lt;o.payment_term and o.payment_term.note or o.payment_term and o.payment_term.name or ''&gt;</text:placeholder></text:p>
              <text:p text:style-name="MP52"><text:placeholder text:placeholder-type="text">&lt;for each="bank in get_bank()"&gt;</text:placeholder></text:p>
              <text:p text:style-name="MP53"><text:span text:style-name="MT35"><text:placeholder text:placeholder-type="text">&lt;get_label(o.company_id.bank_ids, 'name')&gt;</text:placeholder></text:span><text:span text:style-name="MT35">: </text:span><text:span text:style-name="MT36"><text:placeholder text:placeholder-type="text">&lt;bank.bank_name&gt;</text:placeholder></text:span></text:p>
              <text:p text:style-name="MP54"><text:span text:style-name="MT36">IBAN </text:span><text:span text:style-name="MT36"><text:placeholder text:placeholder-type="text">&lt;bank.iban&gt;</text:placeholder></text:span><text:span text:style-name="MT36"> - </text:span><text:span text:style-name="MT37">BIC/SWIFT </text:span><text:span text:style-name="MT38"><text:placeholder text:placeholder-type="text">&lt;bank.bank_bic&gt;</text:placeholder></text:span></text:p>
              <text:p text:style-name="MP5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56"><text:placeholder text:placeholder-type="text">&lt;if test="check_installed_module('l10n_it_ricevute_bancarie_ext')"&gt;</text:placeholder></text:p>
              <text:p text:style-name="MP56"><text:placeholder text:placeholder-type="text">&lt;for each="bank in get_bank_riba()"&gt;</text:placeholder></text:p>
              <text:p text:style-name="MP57"><text:span text:style-name="MT39">Appoggio RI.BA.: </text:span><text:span text:style-name="MT39"><text:placeholder text:placeholder-type="text">&lt;bank.name or '' &gt;</text:placeholder></text:span><text:span text:style-name="MT39"> - ABI: </text:span><text:placeholder text:placeholder-type="text">&lt;bank.abi or ''&gt;</text:placeholder> <text:span text:style-name="MT40">CAB: </text:span><text:placeholder text:placeholder-type="text">&lt;bank.cab or ''&gt;</text:placeholder></text:p>
              <text:p text:style-name="MP58"><text:placeholder text:placeholder-type="text">&lt;/for&gt;</text:placeholder></text:p>
              <text:p text:style-name="MP5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5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60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1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6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4"><text:bookmark-start text:name="__DdeLink__2062_1106590584"/><text:placeholder text:placeholder-type="text">&lt;/if&gt;</text:placeholder><text:bookmark-end text:name="__DdeLink__2062_1106590584"/></text:p>
              <text:p text:style-name="MP64"><text:placeholder text:placeholder-type="text">&lt;/if&gt;</text:placeholder></text:p>
              <text:p text:style-name="MP6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6"><text:span text:style-name="MT22"><text:placeholder text:placeholder-type="text">&lt;get_label(o,'address_destination_id')&gt;</text:placeholder></text:span><text:span text:style-name="MT23">:</text:span></text:p>
              <text:p text:style-name="MP67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8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69"><text:placeholder text:placeholder-type="text">&lt;/if&gt;</text:placeholder></text:p>
              <text:p text:style-name="MP70"><text:placeholder text:placeholder-type="text">&lt;/if&gt;</text:placeholder></text:p>
              <text:p text:style-name="MP69"><text:placeholder text:placeholder-type="text">&lt;/if&gt;</text:placeholder></text:p>
              <text:p text:style-name="MP71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2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51"><text:placeholder text:placeholder-type="text">&lt;o.payment_term and o.payment_term.note or o.payment_term and o.payment_term.name or ''&gt;</text:placeholder></text:p>
              <text:p text:style-name="MP52"><text:placeholder text:placeholder-type="text">&lt;for each="bank in get_bank()"&gt;</text:placeholder></text:p>
              <text:p text:style-name="MP53"><text:span text:style-name="MT35"><text:placeholder text:placeholder-type="text">&lt;get_label(o.company_id.bank_ids, 'name')&gt;</text:placeholder></text:span><text:span text:style-name="MT35">: </text:span><text:span text:style-name="MT36"><text:placeholder text:placeholder-type="text">&lt;bank.bank_name&gt;</text:placeholder></text:span></text:p>
              <text:p text:style-name="MP54"><text:span text:style-name="MT36">IBAN </text:span><text:span text:style-name="MT36"><text:placeholder text:placeholder-type="text">&lt;bank.iban&gt;</text:placeholder></text:span><text:span text:style-name="MT36"> - </text:span><text:span text:style-name="MT37">BIC/SWIFT </text:span><text:span text:style-name="MT38"><text:placeholder text:placeholder-type="text">&lt;bank.bank_bic&gt;</text:placeholder></text:span></text:p>
              <text:p text:style-name="MP55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4"><text:placeholder text:placeholder-type="text">&lt;for each="line in invoice_move_lines(o.move_id)"&gt;</text:placeholder></text:p>
              <text:p text:style-name="MP44"><text:span text:style-name="MT31"><text:placeholder text:placeholder-type="text">&lt;setLang('it_IT')&gt;</text:placeholder></text:span></text:p>
              <text:p text:style-name="MP73"><text:span text:style-name="MT32"><text:placeholder text:placeholder-type="text">&lt;formatLang(line.date_maturity,date=True) or ''&gt;</text:placeholder></text:span><text:span text:style-name="MT32"> </text:span><text:span text:style-name="MT33"><text:placeholder text:placeholder-type="text">&lt;setLang(o.partner_id.lang or  'it_IT')&gt;</text:placeholder></text:span><text:span text:style-name="MT33"> <text:s/></text:span><text:span text:style-name="MT32"><text:placeholder text:placeholder-type="text">&lt;formatLang(line.debit,monetary=True,currency_obj=o.currency_id) or ''&gt;</text:placeholder></text:span><text:span text:style-name="MT33"><text:placeholder text:placeholder-type="text">&lt;setLang('it_IT')&gt;</text:placeholder></text:span></text:p>
              <text:p text:style-name="MP74"><text:placeholder text:placeholder-type="text">&lt;/for&gt;</text:placeholder></text:p>
              <text:p text:style-name="MP75"><text:placeholder text:placeholder-type="text">&lt;if test="o.type == 'out_invoice' "&gt;</text:placeholder></text:p>
              <text:p text:style-name="MP47"><text:placeholder text:placeholder-type="text">&lt;if test="o.state == 'proforma2'"&gt;</text:placeholder><text:span text:style-name="MT31"><text:placeholder text:placeholder-type="text">&lt;setLang('it_IT')&gt;</text:placeholder></text:span></text:p>
              <text:p text:style-name="MP76"><text:placeholder text:placeholder-type="text">&lt;formatLang(o.date_due, date=True) or ''&gt;</text:placeholder></text:p>
              <text:p text:style-name="MP49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7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6"><text:placeholder text:placeholder-type="text">&lt;for each="bank in get_bank_riba()"&gt;</text:placeholder></text:p>
              <text:p text:style-name="MP57"><text:span text:style-name="MT39">Appoggio RI.BA.: </text:span><text:span text:style-name="MT39"><text:placeholder text:placeholder-type="text">&lt;bank.name or '' &gt;</text:placeholder></text:span><text:span text:style-name="MT39"> - ABI: </text:span><text:placeholder text:placeholder-type="text">&lt;bank.abi or ''&gt;</text:placeholder> <text:span text:style-name="MT40">CAB: </text:span><text:placeholder text:placeholder-type="text">&lt;bank.cab or ''&gt;</text:placeholder></text:p>
              <text:p text:style-name="MP58"><text:placeholder text:placeholder-type="text">&lt;/for&gt;</text:placeholder></text:p>
              <text:p text:style-name="MP56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8"><text:placeholder text:placeholder-type="text">&lt;/if&gt;</text:placeholder></text:p>
            </table:table-cell>
            <table:covered-table-cell/>
          </table:table-row>
        </table:table>
        <text:p text:style-name="MP79"/>
      </style:header-first>
      <style:footer>
        <text:p text:style-name="MP80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1"><text:placeholder text:placeholder-type="text">&lt;if test="o.print_totals_in_first_page"&gt;</text:placeholder></text:p>
              <text:p text:style-name="MP82"><text:placeholder text:placeholder-type="text">&lt;translate(u'Totals in first page')&gt;</text:placeholder></text:p>
              <text:p text:style-name="MP83"><text:placeholder text:placeholder-type="text">&lt;/if&gt;</text:placeholder></text:p>
              <text:p text:style-name="MP84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85"/>
      </style:footer>
      <style:footer-first>
        <text:p text:style-name="MP86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87"><text:bookmark-start text:name="__DdeLink__11165_309664684"/><text:span text:style-name="MT42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8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9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9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90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91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92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92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92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93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94"><text:span text:style-name="MT43"><text:placeholder text:placeholder-type="text">&lt;o.fiscal_position.note or ''&gt;</text:placeholder></text:span><text:span text:style-name="MT44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95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90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96"><text:span text:style-name="MT4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7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8"><text:bookmark-start text:name="__DdeLink__5820_1165089953"/><text:placeholder text:placeholder-type="text">&lt;if test="invoice_weight()"&gt;</text:placeholder><text:bookmark-end text:name="__DdeLink__5820_1165089953"/></text:p>
              <text:p text:style-name="MP99"><text:placeholder text:placeholder-type="text">&lt;get_label(o,'volume').lower()&gt;</text:placeholder></text:p>
              <text:p text:style-name="MP98"><text:placeholder text:placeholder-type="text">&lt;/if&gt;</text:placeholder></text:p>
            </table:table-cell>
            <table:table-cell table:style-name="Table2.B11" office:value-type="string">
              <text:p text:style-name="MP98"/>
            </table:table-cell>
            <table:table-cell table:style-name="Table2.B11" office:value-type="string">
              <text:p text:style-name="MP98"><text:placeholder text:placeholder-type="text">&lt;if test="invoice_weight()"&gt;</text:placeholder></text:p>
              <text:p text:style-name="MP99"><text:placeholder text:placeholder-type="text">&lt;get_label(o,'weight').lower()&gt;</text:placeholder></text:p>
              <text:p text:style-name="MP98"><text:placeholder text:placeholder-type="text">&lt;/if&gt;</text:placeholder></text:p>
            </table:table-cell>
            <table:table-cell table:style-name="Table2.B11" office:value-type="string">
              <text:p text:style-name="MP98"/>
            </table:table-cell>
            <table:table-cell table:style-name="Table2.B11" office:value-type="string">
              <text:p text:style-name="MP98"><text:placeholder text:placeholder-type="text">&lt;if test="invoice_weight()"&gt;</text:placeholder></text:p>
              <text:p text:style-name="MP99"><text:placeholder text:placeholder-type="text">&lt;get_label(o,'net_weight').lower()&gt;</text:placeholder></text:p>
              <text:p text:style-name="MP98"><text:placeholder text:placeholder-type="text">&lt;/if&gt;</text:placeholder></text:p>
            </table:table-cell>
            <table:table-cell table:style-name="Table2.B11" office:value-type="string">
              <text:p text:style-name="MP100"/>
            </table:table-cell>
            <table:table-cell table:style-name="Table2.B11" table:number-columns-spanned="2" office:value-type="string">
              <text:p text:style-name="MP98"><text:placeholder text:placeholder-type="text">&lt;if test="o.parcels&gt;0"&gt;</text:placeholder></text:p>
              <text:p text:style-name="MP99"><text:placeholder text:placeholder-type="text">&lt;get_label(o,'parcels').lower()&gt;</text:placeholder></text:p>
              <text:p text:style-name="MP98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100"/>
            </table:table-cell>
            <table:table-cell table:style-name="Table2.B11" office:value-type="string">
              <text:p text:style-name="MP98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9"><text:placeholder text:placeholder-type="text">&lt;translate(u'goods amount')&gt;</text:placeholder></text:p>
              <text:p text:style-name="MP98"><text:placeholder text:placeholder-type="text">&lt;/if&gt;</text:placeholder></text:p>
            </table:table-cell>
            <table:table-cell table:style-name="Table2.B11" office:value-type="string">
              <text:p text:style-name="MP100"/>
            </table:table-cell>
            <table:table-cell table:style-name="Table2.L11" office:value-type="string">
              <text:p text:style-name="MP99"><text:span text:style-name="MT30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8"><text:placeholder text:placeholder-type="text">&lt;if test="invoice_weight()"&gt;</text:placeholder></text:p>
              <text:p text:style-name="MP101"><text:placeholder text:placeholder-type="text">&lt;formatLang(o.volume)&gt;</text:placeholder></text:p>
              <text:p text:style-name="MP98"><text:placeholder text:placeholder-type="text">&lt;/if&gt;</text:placeholder></text:p>
            </table:table-cell>
            <table:table-cell table:style-name="Table2.B12" office:value-type="string">
              <text:p text:style-name="MP102"/>
            </table:table-cell>
            <table:table-cell table:style-name="Table2.B12" office:value-type="string">
              <text:p text:style-name="MP98"><text:placeholder text:placeholder-type="text">&lt;if test="invoice_weight()"&gt;</text:placeholder></text:p>
              <text:p text:style-name="MP101"><text:placeholder text:placeholder-type="text">&lt;formatLang(o.weight)&gt;</text:placeholder></text:p>
              <text:p text:style-name="MP98"><text:placeholder text:placeholder-type="text">&lt;/if&gt;</text:placeholder></text:p>
            </table:table-cell>
            <table:table-cell table:style-name="Table2.B12" office:value-type="string">
              <text:p text:style-name="MP102"/>
            </table:table-cell>
            <table:table-cell table:style-name="Table2.B12" office:value-type="string">
              <text:p text:style-name="MP98"><text:placeholder text:placeholder-type="text">&lt;if test="invoice_weight()"&gt;</text:placeholder></text:p>
              <text:p text:style-name="MP101"><text:placeholder text:placeholder-type="text">&lt;formatLang(o.net_weight)&gt;</text:placeholder></text:p>
              <text:p text:style-name="MP98"><text:placeholder text:placeholder-type="text">&lt;/if&gt;</text:placeholder></text:p>
            </table:table-cell>
            <table:table-cell table:style-name="Table2.B12" office:value-type="string">
              <text:p text:style-name="MP103"/>
            </table:table-cell>
            <table:table-cell table:style-name="Table2.B12" table:number-columns-spanned="2" office:value-type="string">
              <text:p text:style-name="MP98"><text:placeholder text:placeholder-type="text">&lt;if test="o.parcels&gt;0"&gt;</text:placeholder></text:p>
              <text:p text:style-name="MP104"><text:placeholder text:placeholder-type="text">&lt;o.parcels&gt;</text:placeholder></text:p>
              <text:p text:style-name="MP98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103"/>
            </table:table-cell>
            <table:table-cell table:style-name="Table2.B12" office:value-type="string">
              <text:p text:style-name="MP98"><text:placeholder text:placeholder-type="text">&lt;if test="check_installed_module('delivery_invoice_report')"&gt;</text:placeholder></text:p>
              <text:p text:style-name="MP99"><text:placeholder text:placeholder-type="text">&lt;formatLang(get_total_goods(o.invoice_line), monetary=True, currency_obj=o.currency_id)&gt;</text:placeholder></text:p>
              <text:p text:style-name="MP98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103"/>
            </table:table-cell>
            <table:table-cell table:style-name="Table2.L12" office:value-type="string">
              <text:p text:style-name="MP103"><text:span text:style-name="MT47"><text:placeholder text:placeholder-type="text">&lt;if test="get_total_discount(o.invoice_line) &lt;&gt; 0.0 and not o.print_net_price"&gt;</text:placeholder></text:span><text:bookmark-start text:name="__DdeLink__12468_1664262691"/><text:span text:style-name="MT48"><text:placeholder text:placeholder-type="text">&lt;formatLang(get_total_discount(o.invoice_line))&gt;</text:placeholder></text:span><text:bookmark-end text:name="__DdeLink__12468_1664262691"/><text:span text:style-name="MT4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8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8"><text:placeholder text:placeholder-type="text">&lt;if test="get_total_transport(o.invoice_line) &lt;&gt; 0.0"&gt;</text:placeholder></text:p>
              <text:p text:style-name="MP99"><text:placeholder text:placeholder-type="text">&lt;translate(u'transport amount')&gt;</text:placeholder></text:p>
              <text:p text:style-name="MP98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105"/>
            </table:table-cell>
            <table:table-cell table:style-name="Table2.B12" office:value-type="string">
              <text:p text:style-name="MP99"><text:span text:style-name="MT30"><text:placeholder text:placeholder-type="text">&lt;if test="get_total_other(o.invoice_line) &lt;&gt; 0.0"&gt;</text:placeholder></text:span><text:placeholder text:placeholder-type="text">&lt;translate(u'other amount')&gt;</text:placeholder><text:span text:style-name="MT30"><text:placeholder text:placeholder-type="text">&lt;/if&gt;</text:placeholder></text:span></text:p>
            </table:table-cell>
            <table:table-cell table:style-name="Table2.B12" office:value-type="string">
              <text:p text:style-name="MP99"/>
            </table:table-cell>
            <table:table-cell table:style-name="Table2.B12" office:value-type="string">
              <text:p text:style-name="MP99"><text:span text:style-name="MT30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0"><text:placeholder text:placeholder-type="text">&lt;/if&gt;</text:placeholder></text:span></text:p>
            </table:table-cell>
            <table:table-cell table:style-name="Table2.B12" office:value-type="string">
              <text:p text:style-name="MP105"/>
            </table:table-cell>
            <table:table-cell table:style-name="Table2.B12" table:number-columns-spanned="2" office:value-type="string">
              <text:p text:style-name="MP100"><text:span text:style-name="MT50">Imponibile</text:span><text:span text:style-name="MT46"><text:placeholder text:placeholder-type="text">&lt;if test="o.partner_id.lang != 'it_IT'"&gt;</text:placeholder></text:span><text:span text:style-name="MT31"> / <text:s/></text:span><text:span text:style-name="MT25"><text:placeholder text:placeholder-type="text">&lt;get_label(o,'amount_untaxed')&gt;</text:placeholder></text:span><text:span text:style-name="MT46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8"/>
            </table:table-cell>
            <table:table-cell table:style-name="Table2.B12" office:value-type="string">
              <text:p text:style-name="MP100"><text:span text:style-name="MT50">Imposta</text:span><text:span text:style-name="MT46"><text:placeholder text:placeholder-type="text">&lt;if test="o.partner_id.lang != 'it_IT'"&gt;</text:placeholder></text:span><text:span text:style-name="MT31"> / </text:span><text:span text:style-name="MT25"><text:placeholder text:placeholder-type="text">&lt;get_label(o,'amount_tax')&gt;</text:placeholder></text:span><text:span text:style-name="MT46"><text:placeholder text:placeholder-type="text">&lt;/if&gt;</text:placeholder></text:span></text:p>
            </table:table-cell>
            <table:table-cell table:style-name="Table2.B12" office:value-type="string">
              <text:p text:style-name="MP88"/>
            </table:table-cell>
            <table:table-cell table:style-name="Table2.L12" office:value-type="string">
              <text:p text:style-name="MP88"><text:span text:style-name="MT51">Totale</text:span><text:span text:style-name="MT52"><text:placeholder text:placeholder-type="text">&lt;if test="o.partner_id.lang != 'it_IT'"&gt;</text:placeholder></text:span><text:span text:style-name="MT53"> / </text:span><text:span text:style-name="MT25"><text:placeholder text:placeholder-type="text">&lt;get_label(o,'amount_total')&gt;</text:placeholder></text:span><text:span text:style-name="MT52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8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8"><text:placeholder text:placeholder-type="text">&lt;if test="get_total_transport(o.invoice_line) &lt;&gt; 0.0"&gt;</text:placeholder></text:p>
              <text:p text:style-name="MP99"><text:placeholder text:placeholder-type="text">&lt;formatLang(get_total_transport(o.invoice_line), monetary=True, currency_obj=o.currency_id)&gt;</text:placeholder></text:p>
              <text:p text:style-name="MP98"><text:bookmark text:name="__DdeLink__2249_548646761"/><text:placeholder text:placeholder-type="text">&lt;/if&gt;</text:placeholder></text:p>
              <text:p text:style-name="MP98"><text:placeholder text:placeholder-type="text">&lt;/if&gt;</text:placeholder></text:p>
            </table:table-cell>
            <table:table-cell table:style-name="Table2.B14" office:value-type="string">
              <text:p text:style-name="MP106"/>
            </table:table-cell>
            <table:table-cell table:style-name="Table2.B14" office:value-type="string">
              <text:p text:style-name="MP99"><text:span text:style-name="MT30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0"><text:placeholder text:placeholder-type="text">&lt;/if&gt;</text:placeholder></text:span></text:p>
            </table:table-cell>
            <table:table-cell table:style-name="Table2.B14" office:value-type="string">
              <text:p text:style-name="MP99"/>
            </table:table-cell>
            <table:table-cell table:style-name="Table2.B14" office:value-type="string">
              <text:p text:style-name="MP99"><text:span text:style-name="MT30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0"><text:placeholder text:placeholder-type="text">&lt;/if&gt;</text:placeholder></text:span></text:p>
            </table:table-cell>
            <table:table-cell table:style-name="Table2.B14" office:value-type="string">
              <text:p text:style-name="MP106"/>
            </table:table-cell>
            <table:table-cell table:style-name="Table2.B14" table:number-columns-spanned="2" office:value-type="string">
              <text:p text:style-name="MP107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8"/>
            </table:table-cell>
            <table:table-cell table:style-name="Table2.B14" office:value-type="string">
              <text:p text:style-name="MP107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8"/>
            </table:table-cell>
            <table:table-cell table:style-name="Table2.L14" office:value-type="string">
              <text:p text:style-name="MP108"><text:span text:style-name="MT5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86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9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8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2T12:10:58.771625218</dc:date>
    <meta:editing-duration>P4DT7H27M3S</meta:editing-duration>
    <meta:editing-cycles>780</meta:editing-cycles>
    <meta:generator>LibreOffice/5.1.6.2$Linux_X86_64 LibreOffice_project/10m0$Build-2</meta:generator>
    <meta:document-statistic meta:table-count="12" meta:image-count="0" meta:object-count="0" meta:page-count="3" meta:paragraph-count="365" meta:word-count="1229" meta:character-count="17528" meta:non-whitespace-character-count="16634"/>
  </office:meta>
</office:document-meta>
</file>